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400000140CF31850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5735"/>
    </style:style>
    <style:style style:name="T1" style:family="text">
      <style:text-properties officeooo:rsid="000257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0.87cm" svg:y="2.055cm" svg:width="15.346cm" svg:height="8.467cm" draw:z-index="0"><draw:image xlink:href="Pictures/100000000000024400000140CF318501.png" xlink:type="simple" xlink:show="embed" xlink:actuate="onLoad"/></draw:frame><text:span text:style-name="T1"/></text:p>
      <text:p text:style-name="P1"><text:span text:style-name="T1">Statechart diagram sul questionar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2:00:39</meta:creation-date>
    <dc:date>2012-10-27T01:13:46.63</dc:date>
    <meta:editing-duration>PT2S</meta:editing-duration>
    <meta:editing-cycles>3</meta:editing-cycles>
    <meta:document-statistic meta:table-count="0" meta:image-count="1" meta:object-count="0" meta:page-count="1" meta:paragraph-count="1" meta:word-count="4" meta:character-count="35" meta:non-whitespace-character-count="32"/>
  </office:meta>
</office:document-meta>
</file>